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5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90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3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6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3" style:family="table-cell" style:parent-style-name="Default">
      <style:table-cell-properties fo:background-color="#8e03a3"/>
    </style:style>
    <style:style style:name="ce159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fo:color="#dee7e5" fo:font-size="9pt" style:font-size-asian="9pt" style:font-size-complex="9pt"/>
    </style:style>
    <style:style style:name="ce161" style:family="table-cell" style:parent-style-name="Default">
      <style:table-cell-properties fo:background-color="#bf0041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85"/>
        <table:table-column table:style-name="co4" table:default-cell-style-name="Default"/>
        <table:table-column table:style-name="co4" table:number-columns-repeated="14" table:default-cell-style-name="ce85"/>
        <table:table-column table:style-name="co4" table:default-cell-style-name="ce117"/>
        <table:table-column table:style-name="co4" table:number-columns-repeated="840" table:default-cell-style-name="ce85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7" table:number-columns-repeated="8"/>
          <table:table-cell table:style-name="ce87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7"/>
          <table:table-cell table:style-name="ce87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7"/>
          <table:table-cell table:style-name="ce87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7"/>
          <table:table-cell table:style-name="ce87" office:value-type="string" calcext:value-type="string" table:number-columns-spanned="3" table:number-rows-spanned="1">
            <text:p>Hello we live on star Anarchia</text:p>
          </table:table-cell>
          <table:covered-table-cell table:style-name="ce87"/>
          <table:covered-table-cell table:style-name="Default"/>
          <table:table-cell table:style-name="ce87" office:value-type="string" calcext:value-type="string" table:number-columns-spanned="2" table:number-rows-spanned="1">
            <text:p>And we heard the earth is wack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so we like to stay a few days here</text:p>
          </table:table-cell>
          <table:covered-table-cell table:style-name="ce87"/>
          <table:covered-table-cell table:style-name="Default"/>
          <table:table-cell table:style-name="ce87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7"/>
          <table:table-cell table:style-name="ce87" table:number-columns-repeated="7"/>
          <table:table-cell table:style-name="Default" table:number-columns-repeated="3"/>
          <table:table-cell table:style-name="ce87" office:value-type="string" calcext:value-type="string" table:number-columns-spanned="2" table:number-rows-spanned="1">
            <text:p>At first the folk all looked confused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then appeared two plucky punks</text:p>
          </table:table-cell>
          <table:covered-table-cell table:style-name="ce87"/>
          <table:table-cell table:style-name="ce87"/>
          <table:table-cell table:style-name="ce87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7"/>
          <table:table-cell table:style-name="Default"/>
          <table:table-cell table:style-name="ce87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7"/>
          <table:table-cell table:style-name="ce87" office:value-type="string" calcext:value-type="string" table:number-columns-spanned="2" table:number-rows-spanned="1">
            <text:p>but suddenly it was crazy loud.</text:p>
          </table:table-cell>
          <table:covered-table-cell table:style-name="ce87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7"/>
          <table:table-cell table:style-name="ce87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7" table:number-columns-repeated="5"/>
          <table:table-cell table:style-name="Default" table:number-columns-repeated="6"/>
          <table:table-cell table:style-name="ce87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7"/>
          <table:table-cell table:style-name="ce87" office:value-type="string" calcext:value-type="string" table:number-columns-spanned="2" table:number-rows-spanned="1">
            <text:p>while others took a stool.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7"/>
          <table:table-cell table:style-name="ce87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7"/>
          <table:table-cell table:style-name="ce87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7"/>
          <table:table-cell table:style-name="Default"/>
          <table:table-cell table:style-name="ce87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7"/>
          <table:table-cell table:style-name="ce87" table:number-columns-repeated="2"/>
          <table:table-cell table:style-name="Default" table:number-columns-repeated="9"/>
          <table:table-cell table:style-name="ce87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7"/>
          <table:table-cell table:style-name="Default"/>
          <table:table-cell table:style-name="ce8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7"/>
          <table:table-cell table:style-name="ce87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7"/>
          <table:table-cell table:style-name="ce87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7"/>
          <table:table-cell table:style-name="ce87"/>
          <table:table-cell table:style-name="ce87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7"/>
          <table:table-cell table:style-name="ce87"/>
          <table:table-cell table:style-name="ce87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7"/>
          <table:table-cell table:style-name="ce87" office:value-type="string" calcext:value-type="string" table:number-columns-spanned="2" table:number-rows-spanned="1">
            <text:p>that visit us ev’ry now and then.</text:p>
          </table:table-cell>
          <table:covered-table-cell table:style-name="ce87"/>
          <table:table-cell table:style-name="ce87" office:value-type="string" calcext:value-type="string" table:number-columns-spanned="2" table:number-rows-spanned="1">
            <text:p>Anyway that story’s living in my heart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7"/>
          <table:table-cell table:style-name="Default"/>
          <table:table-cell table:style-name="ce87" office:value-type="string" calcext:value-type="string" table:number-columns-spanned="2" table:number-rows-spanned="1">
            <text:p>Even if Anarchia is merly just a star</text:p>
          </table:table-cell>
          <table:covered-table-cell table:style-name="ce87"/>
          <table:table-cell table:style-name="ce87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7" table:number-columns-repeated="13"/>
          <table:table-cell table:style-name="ce115" office:value-type="string" calcext:value-type="string">
            <text:p>Music ends</text:p>
          </table:table-cell>
          <table:table-cell table:style-name="ce87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charlottenburg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154" office:value-type="string" calcext:value-type="string">
            <text:p>Charlottenburg</text:p>
          </table:table-cell>
          <table:table-cell table:style-name="ce154" table:number-columns-repeated="3"/>
          <table:table-cell table:style-name="ce153" table:number-columns-repeated="4"/>
          <table:table-cell table:style-name="ce159" office:value-type="string" calcext:value-type="string" table:number-columns-spanned="12" table:number-rows-spanned="1">
            <text:p>Heinrichplatz</text:p>
          </table:table-cell>
          <table:covered-table-cell table:style-name="ce154"/>
          <table:covered-table-cell table:number-columns-repeated="10"/>
          <table:table-cell table:number-columns-repeated="16270"/>
        </table:table-row>
        <table:table-row table:style-name="ro2">
          <table:table-cell table:style-name="ce7" office:value-type="string" calcext:value-type="string">
            <text:p>cinema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29"/>
          <table:table-cell table:style-name="Default" table:number-columns-repeated="11"/>
          <table:table-cell table:number-columns-repeated="9"/>
          <table:table-cell table:style-name="ce160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161"/>
          <table:table-cell table:number-columns-repeated="16248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90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6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6" office:value-type="string" calcext:value-type="string">
            <text:p>controlpanel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143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143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43" office:value-type="string" calcext:value-type="string">
            <text:p>flash</text:p>
          </table:table-cell>
          <table:table-cell table:style-name="Default"/>
          <table:table-cell table:number-columns-repeated="16281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9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20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21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22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23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24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3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3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6"/>
          <table:table-cell table:style-name="ce86" office:value-type="string" calcext:value-type="string">
            <text:p>start jitter</text:p>
          </table:table-cell>
          <table:table-cell table:style-name="ce86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6" table:number-columns-repeated="75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6"/>
          <table:table-cell table:style-name="ce86" office:value-type="string" calcext:value-type="string">
            <text:p>start jitter</text:p>
          </table:table-cell>
          <table:table-cell table:style-name="ce86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6" table:number-columns-repeated="75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Default"/>
          <table:table-cell table:style-name="ce86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86" table:number-columns-repeated="26"/>
          <table:table-cell table:style-name="ce150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6" table:number-columns-repeated="54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Default"/>
          <table:table-cell table:style-name="ce86" table:number-columns-repeated="12"/>
          <table:table-cell table:style-name="ce131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1"/>
          <table:table-cell table:style-name="ce86" table:number-columns-repeated="26"/>
          <table:table-cell table:style-name="ce151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6" table:number-columns-repeated="54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Default"/>
          <table:table-cell table:style-name="ce86" table:number-columns-repeated="12"/>
          <table:table-cell table:style-name="Default" table:number-columns-repeated="4"/>
          <table:table-cell table:style-name="ce133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31"/>
          <table:table-cell table:style-name="ce133" table:number-columns-repeated="22"/>
          <table:table-cell table:style-name="ce86" table:number-columns-repeated="62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ce104"/>
          <table:table-cell table:style-name="ce86" table:number-columns-repeated="12"/>
          <table:table-cell table:style-name="ce104" table:number-columns-repeated="4"/>
          <table:table-cell table:style-name="ce86" table:number-columns-repeated="94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6" table:number-columns-repeated="19"/>
          <table:table-cell table:style-name="ce104"/>
          <table:table-cell table:style-name="ce109"/>
          <table:table-cell table:style-name="ce86" table:number-columns-repeated="7"/>
          <table:table-cell table:style-name="ce104" table:number-columns-repeated="3"/>
          <table:table-cell table:style-name="ce109"/>
          <table:table-cell table:style-name="ce86" table:number-columns-repeated="4"/>
          <table:table-cell table:style-name="ce104"/>
          <table:table-cell table:style-name="ce86" table:number-columns-repeated="12"/>
          <table:table-cell table:style-name="ce104" table:number-columns-repeated="4"/>
          <table:table-cell table:style-name="ce86" table:number-columns-repeated="20"/>
          <table:table-cell table:style-name="ce142" office:value-type="string" calcext:value-type="string" table:number-columns-spanned="2" table:number-rows-spanned="1">
            <text:p>raise</text:p>
          </table:table-cell>
          <table:covered-table-cell table:style-name="ce142"/>
          <table:table-cell table:style-name="ce142" office:value-type="string" calcext:value-type="string" table:number-columns-spanned="6" table:number-rows-spanned="1">
            <text:p>hold</text:p>
          </table:table-cell>
          <table:covered-table-cell table:number-columns-repeated="5" table:style-name="ce86"/>
          <table:table-cell table:style-name="ce142" office:value-type="string" calcext:value-type="string" table:number-columns-spanned="2" table:number-rows-spanned="1">
            <text:p>down</text:p>
          </table:table-cell>
          <table:covered-table-cell table:style-name="ce86"/>
          <table:table-cell table:style-name="ce86" table:number-columns-repeated="64"/>
          <table:table-cell table:style-name="ce104"/>
          <table:table-cell table:style-name="ce86" table:number-columns-repeated="14"/>
          <table:table-cell table:style-name="ce118"/>
          <table:table-cell table:style-name="ce86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3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5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.00.0000</text:date>, <text:time style:data-style-name="N2" text:time-value="10:30:57.64975342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8T11:13:24.951648141</dc:date>
    <meta:editing-duration>P1DT16H18M45S</meta:editing-duration>
    <meta:editing-cycles>92</meta:editing-cycles>
    <meta:generator>LibreOffice/7.6.5.2$Linux_X86_64 LibreOffice_project/60$Build-2</meta:generator>
    <meta:document-statistic meta:table-count="1" meta:cell-count="354" meta:object-count="0"/>
  </office:meta>
</office:document-meta>
</file>